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/>
    </style:style>
    <style:style style:name="P2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2" style:family="text">
      <style:text-properties fo:color="#0000ff" style:font-name="Calibri1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alibri1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Ex4_4----</text:p>
      <text:p text:style-name="P2">Objective: <text:s/>Cracking static files</text:p>
      <text:p text:style-name="P2"/>
      <text:p text:style-name="P2">Prereqs: </text:p>
      <text:p text:style-name="P2"><text:tab/>Zipfile</text:p>
      <text:p text:style-name="P2"><text:tab/>Catching runtime errors</text:p>
      <text:p text:style-name="P2"><text:tab/>itertools</text:p>
      <text:p text:style-name="P2"><text:tab/></text:p>
      <text:p text:style-name="P2">Narrative:</text:p>
      <text:p text:style-name="P2"><text:tab/>Brute forcing passwords is typically a last resort when trying to access a system. <text:s/>Unfortunately, there are times when it is the only option. <text:s/>To ease the pain of attempting all possible permutations of a password, dictionary attacks are often employed to try a list of common words and phrases with the hope that the password will be contained within it. <text:s/>Additionally, there is a hybrid password attack that combines a word list with brute force creation of permutations based on that word list. <text:s/>This will find common words with extra numbers and symbols appended to them and password with letter substitution such as seen in l33t speak.</text:p>
      <text:p text:style-name="P2"><text:tab/></text:p>
      <text:p text:style-name="P2">References:</text:p>
      <text:p text:style-name="P2"/>
      <text:p text:style-name="P1"><text:span text:style-name="T1"><text:tab/>D-, B. C. (n.d.). 9.7. itertools — Functions creating iterators for efficient looping¶. Retrieved September 01, 2016, from </text:span><text:a xlink:type="simple" xlink:href="https://docs.python.org/2/library/itertools.html?highlight=itertools#module-itertools" text:style-name="Internet_20_link" text:visited-style-name="Visited_20_Internet_20_Link"><text:span text:style-name="T2">https://docs.python.org/2/library/itertools.html?highlight=itertools#module-itertools</text:span></text:a></text:p>
      <text:p text:style-name="P2"/>
      <text:p text:style-name="P2">Challenge:</text:p>
      <text:p text:style-name="P2"><text:tab/>Given the zip file, create a hybrid dictionary word list based on the attached word list. <text:s/>The password policy for the company this zip file came is shown below:</text:p>
      <text:p text:style-name="P2">Minimum Length - 3 characters</text:p>
      <text:p text:style-name="P2">Maximum Length - 4 characters</text:p>
      <text:p text:style-name="P2">Only lowercase alphabet characters may be used</text:p>
      <text:p text:style-name="P2">Must include at least 1 number</text:p>
      <text:p text:style-name="P2">Must include at least 1 of the following symbols: <text:s text:c="2"/>!@#</text:p>
      <text:p text:style-name="P2"><text:soft-page-break/>No other characters may be included in the password</text:p>
      <text:p text:style-name="P2"/>
      <text:p text:style-name="P2">Figure out the key hidden within the zip file</text:p>
      <text:p text:style-name="P2"/>
      <text:p text:style-name="P2">Data: </text:p>
      <text:p text:style-name="P2"><text:tab/>ex4_4.zip</text:p>
      <text:p text:style-name="P2"/>
      <text:p text:style-name="P2">Hint 1:</text:p>
      <text:p text:style-name="P2"><text:tab/>zipfile</text:p>
      <text:p text:style-name="P2"/>
      <text:p text:style-name="P2">Hint 2 - Walkthrough: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7T09:28:42.028677142</dc:date>
    <meta:editing-duration>PT43S</meta:editing-duration>
    <meta:editing-cycles>2</meta:editing-cycles>
    <meta:generator>LibreOffice/5.1.6.1.0$Linux_X86_64 LibreOffice_project/10$Build-1</meta:generator>
    <meta:document-statistic meta:table-count="0" meta:image-count="0" meta:object-count="0" meta:page-count="2" meta:paragraph-count="26" meta:word-count="230" meta:character-count="1480" meta:non-whitespace-character-count="1254"/>
  </office:meta>
</office:document-meta>
</file>